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69688"/>
          <table:table-cell office:value-type="float" office:value="0.08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197.0"/>
          <table:table-cell office:value-type="float" office:value="6251.0"/>
          <table:table-cell office:value-type="float" office:value="18317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2.28999"/>
          <table:table-cell office:value-type="float" office:value="1.866"/>
          <table:table-cell office:value-type="float" office:value="1.78"/>
          <table:table-cell office:value-type="float" office:value="90513.0"/>
          <table:table-cell office:value-type="float" office:value="0.0"/>
          <table:table-cell office:value-type="float" office:value="83.0"/>
          <table:table-cell office:value-type="float" office:value="6478.0"/>
          <table:table-cell office:value-type="float" office:value="97008.0"/>
          <table:table-cell office:value-type="float" office:value="6251.0"/>
          <table:table-cell office:value-type="float" office:value="18317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288.126"/>
          <table:table-cell office:value-type="float" office:value="287.83"/>
          <table:table-cell office:value-type="float" office:value="287.7"/>
          <table:table-cell office:value-type="float" office:value="8004754.0"/>
          <table:table-cell office:value-type="float" office:value="0.0"/>
          <table:table-cell office:value-type="float" office:value="5690.0"/>
          <table:table-cell office:value-type="float" office:value="612248.0"/>
          <table:table-cell office:value-type="float" office:value="8617584.0"/>
          <table:table-cell office:value-type="float" office:value="5542.0"/>
          <table:table-cell office:value-type="float" office:value="15542.0"/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68.0"/>
          <table:table-cell office:value-type="float" office:value="14531.0"/>
          <table:table-cell office:value-type="float" office:value="10015.0"/>
          <table:table-cell office:value-type="float" office:value="6399.0"/>
          <table:table-cell office:value-type="float" office:value="8789.0"/>
          <table:table-cell office:value-type="float" office:value="8018.0"/>
          <table:table-cell office:value-type="float" office:value="208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441284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3.0"/>
          <table:table-cell office:value-type="float" office:value="9724.0"/>
          <table:table-cell office:value-type="string">
            <text:p/>
          </table:table-cell>
          <table:table-cell office:value-type="float" office:value="740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6281"/>
          <table:table-cell office:value-type="float" office:value="0.0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3.0"/>
          <table:table-cell office:value-type="float" office:value="9724.0"/>
          <table:table-cell office:value-type="string">
            <text:p/>
          </table:table-cell>
          <table:table-cell office:value-type="float" office:value="740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7251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80.0"/>
          <table:table-cell office:value-type="float" office:value="8683.0"/>
          <table:table-cell office:value-type="string">
            <text:p/>
          </table:table-cell>
          <table:table-cell office:value-type="float" office:value="6606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3.5417"/>
          <table:table-cell office:value-type="float" office:value="13.255"/>
          <table:table-cell office:value-type="float" office:value="13.12"/>
          <table:table-cell office:value-type="float" office:value="548125.0"/>
          <table:table-cell office:value-type="float" office:value="0.0"/>
          <table:table-cell office:value-type="float" office:value="112.0"/>
          <table:table-cell office:value-type="float" office:value="7562.0"/>
          <table:table-cell office:value-type="float" office:value="555976.0"/>
          <table:table-cell office:value-type="float" office:value="6251.0"/>
          <table:table-cell office:value-type="float" office:value="18327.0"/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373.319"/>
          <table:table-cell office:value-type="float" office:value="372.978"/>
          <table:table-cell office:value-type="float" office:value="372.88"/>
          <table:table-cell office:value-type="float" office:value="22140998.0"/>
          <table:table-cell office:value-type="float" office:value="0.0"/>
          <table:table-cell office:value-type="float" office:value="15355.0"/>
          <table:table-cell office:value-type="float" office:value="2107048.0"/>
          <table:table-cell office:value-type="float" office:value="24248045.0"/>
          <table:table-cell office:value-type="float" office:value="6251.0"/>
          <table:table-cell office:value-type="float" office:value="18327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3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9.62731"/>
          <table:table-cell office:value-type="float" office:value="9.321"/>
          <table:table-cell office:value-type="float" office:value="9.23"/>
          <table:table-cell office:value-type="float" office:value="213984.0"/>
          <table:table-cell office:value-type="float" office:value="0.0"/>
          <table:table-cell office:value-type="float" office:value="2271.0"/>
          <table:table-cell office:value-type="float" office:value="274108.0"/>
          <table:table-cell office:value-type="float" office:value="488162.0"/>
          <table:table-cell office:value-type="float" office:value="6251.0"/>
          <table:table-cell office:value-type="float" office:value="18325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87.1687"/>
          <table:table-cell office:value-type="float" office:value="86.806"/>
          <table:table-cell office:value-type="float" office:value="86.71"/>
          <table:table-cell office:value-type="float" office:value="4835557.0"/>
          <table:table-cell office:value-type="float" office:value="0.0"/>
          <table:table-cell office:value-type="float" office:value="2855.0"/>
          <table:table-cell office:value-type="float" office:value="352878.0"/>
          <table:table-cell office:value-type="float" office:value="5188512.0"/>
          <table:table-cell office:value-type="float" office:value="6251.0"/>
          <table:table-cell office:value-type="float" office:value="18325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298.087"/>
          <table:table-cell office:value-type="float" office:value="297.888"/>
          <table:table-cell office:value-type="float" office:value="297.79"/>
          <table:table-cell office:value-type="float" office:value="6747300.0"/>
          <table:table-cell office:value-type="float" office:value="0.0"/>
          <table:table-cell office:value-type="float" office:value="13961.0"/>
          <table:table-cell office:value-type="float" office:value="1520576.0"/>
          <table:table-cell office:value-type="float" office:value="8268463.0"/>
          <table:table-cell office:value-type="float" office:value="5542.0"/>
          <table:table-cell office:value-type="float" office:value="15550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68.0"/>
          <table:table-cell office:value-type="float" office:value="14531.0"/>
          <table:table-cell office:value-type="float" office:value="10015.0"/>
          <table:table-cell office:value-type="float" office:value="6399.0"/>
          <table:table-cell office:value-type="float" office:value="8789.0"/>
          <table:table-cell office:value-type="float" office:value="8018.0"/>
          <table:table-cell office:value-type="float" office:value="208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10192"/>
          <table:table-cell office:value-type="float" office:value="2.769"/>
          <table:table-cell office:value-type="float" office:value="2.66"/>
          <table:table-cell office:value-type="float" office:value="95975.0"/>
          <table:table-cell office:value-type="float" office:value="0.0"/>
          <table:table-cell office:value-type="float" office:value="68.0"/>
          <table:table-cell office:value-type="float" office:value="5001.0"/>
          <table:table-cell office:value-type="float" office:value="101168.0"/>
          <table:table-cell office:value-type="float" office:value="6251.0"/>
          <table:table-cell office:value-type="float" office:value="18318.0"/>
          <table:table-cell office:value-type="float" office:value="103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3.55303"/>
          <table:table-cell office:value-type="float" office:value="3.22"/>
          <table:table-cell office:value-type="float" office:value="3.08"/>
          <table:table-cell office:value-type="float" office:value="167078.0"/>
          <table:table-cell office:value-type="float" office:value="0.0"/>
          <table:table-cell office:value-type="float" office:value="170.0"/>
          <table:table-cell office:value-type="float" office:value="17651.0"/>
          <table:table-cell office:value-type="float" office:value="184746.0"/>
          <table:table-cell office:value-type="float" office:value="6251.0"/>
          <table:table-cell office:value-type="float" office:value="18318.0"/>
          <table:table-cell office:value-type="float" office:value="103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93.0"/>
          <table:table-cell office:value-type="float" office:value="15572.0"/>
          <table:table-cell office:value-type="float" office:value="10812.0"/>
          <table:table-cell office:value-type="float" office:value="7224.0"/>
          <table:table-cell office:value-type="float" office:value="9545.0"/>
          <table:table-cell office:value-type="float" office:value="10941.0"/>
          <table:table-cell office:value-type="float" office:value="60.0"/>
          <table:table-cell office:value-type="float" office:value="622.557"/>
          <table:table-cell office:value-type="float" office:value="622.37"/>
          <table:table-cell office:value-type="float" office:value="622.3"/>
          <table:table-cell office:value-type="float" office:value="22329990.0"/>
          <table:table-cell office:value-type="float" office:value="0.0"/>
          <table:table-cell office:value-type="float" office:value="22972.0"/>
          <table:table-cell office:value-type="float" office:value="3064323.0"/>
          <table:table-cell office:value-type="float" office:value="25394800.0"/>
          <table:table-cell office:value-type="float" office:value="5542.0"/>
          <table:table-cell office:value-type="float" office:value="15543.0"/>
          <table:table-cell office:value-type="float" office:value="107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368.0"/>
          <table:table-cell office:value-type="float" office:value="14531.0"/>
          <table:table-cell office:value-type="float" office:value="10015.0"/>
          <table:table-cell office:value-type="float" office:value="6399.0"/>
          <table:table-cell office:value-type="float" office:value="8789.0"/>
          <table:table-cell office:value-type="float" office:value="8018.0"/>
          <table:table-cell office:value-type="float" office:value="208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